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STACKED GENERALIZATION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L’idée est de prendre 2 model entrainé provenant de 2 algorithms différent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qu’on appelera les Submod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-Nearest Neighb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ceptron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t enfin un Aggregator Mod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ear Regression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1. On get les prédiction de KNN et de Perceptr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emp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NN</text:p>
          </table:table-cell>
          <table:table-cell office:value-type="string" calcext:value-type="string">
            <text:p>Perceptron</text:p>
          </table:table-cell>
          <table:table-cell office:value-type="string" calcext:value-type="string">
            <text:p>Dataset Y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2. On construit un nouveau dataset avec les colonnes ci-dessus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style-name="ce2" office:value-type="string" calcext:value-type="string">
            <text:p>3. On applique l’algorithme de l’Aggregator Model sur ce nouveau dataset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ans notre cas il sagit de Linear Regression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style-name="ce2" office:value-type="string" calcext:value-type="string">
            <text:p>4. Puis on obtient une nouvelle prediction, devant normalement êtr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lus juste ou pas que celles données précédemment par les Submode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/00/0000</text:date>, <text:time style:data-style-name="N2" text:time-value="13:30:39.2978065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5:29:58.915647737</meta:creation-date>
    <dc:date>2018-02-06T18:29:19.153320083</dc:date>
    <meta:editing-duration>PT4H59M19S</meta:editing-duration>
    <meta:editing-cycles>2</meta:editing-cycles>
    <meta:generator>LibreOffice/5.1.6.2$Linux_X86_64 LibreOffice_project/10m0$Build-2</meta:generator>
    <meta:document-statistic meta:table-count="1" meta:cell-count="32" meta:object-count="0"/>
  </office:meta>
</office:document-meta>
</file>